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T1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is there a miasma ? </text:p>
      <text:p text:style-name="P2">Why doses the skill engine work that way ?</text:p>
      <text:p text:style-name="P2">How did you relief?</text:p>
      <text:p text:style-name="P2">What happened to the world ?</text:p>
      <text:p text:style-name="P2">How everyone is mutated ?</text:p>
      <text:p text:style-name="Standard"><text:span text:style-name="T1">The beauty of the</text:span><text:bookmark text:name="_GoBack"/><text:span text:style-name="T1"> nature and how they will start to grow again after the defeat of the miasma ?</text:span></text:p>
      <text:p text:style-name="P2">why this is kind of futile </text:p>
      <text:p text:style-name="P2">why the bosses are friendly some kind</text:p>
      <text:p text:style-name="P2">the proudnesse of the enemies when you defeat theme </text:p>
      <text:p text:style-name="P2">the importance of finishing your duty and not looking back</text:p>
      <text:p text:style-name="P2">how does the world worked befor that ?</text:p>
      <text:p text:style-name="P2"><text:tab/>The community </text:p>
      <text:p text:style-name="P2"><text:tab/>the way of life</text:p>
      <text:p text:style-name="P2"><text:tab/>the research</text:p>
      <text:p text:style-name="P2"><text:tab/>how people live</text:p>
      <text:p text:style-name="P2"><text:tab/>beuty of the nature</text:p>
      <text:p text:style-name="P2"/>
      <text:p text:style-name="P2">It looks important to me to add a lot of thing about how nature was alwayls like that and how it inspiered poet and stuff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e l'ombre où nous nous tenons, nous pouvons voir </text:p>
      <text:p text:style-name="P2">notre présence, arrêtée là, </text:p>
      <text:p text:style-name="P2"/>
      <text:p text:style-name="P2">pistes, sentiers, chemins et routes ne s'accordent plus sur les mêmes <text:s/>…., choisissent d'autes habitant-e-s, rendent compte à des yeux différents </text:p>
      <text:p text:style-name="P2"/>
      <text:p text:style-name="P2">Par où et comment rendre la nuit et le jour à celleux qui habitaient cette terre ? </text:p>
      <text:p text:style-name="P2"/>
      <text:p text:style-name="P2">À l'heure où les routes mettent en pièces leurs voyageurs</text:p>
      <text:p text:style-name="P2"/>
      <text:p text:style-name="P2">Un jour, maudit entre tous, il est arrivé quelque chose au monde. </text:p>
      <text:p text:style-name="P2"/>
      <text:p text:style-name="P2">Sommes nous maudit-e-s pour toujours ? </text:p>
      <text:p text:style-name="P2"/>
      <text:p text:style-name="P2">Nous n'avons pas plus de pouvoir sur la fièvre qui ronge le monde <text:s/>que nous n'en possédons sur nos rêves à travers notre sommeil. <text:s/>A quoi nous sert notre fierté 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guy Lecomte</meta:initial-creator>
    <meta:editing-cycles>3</meta:editing-cycles>
    <meta:creation-date>2019-05-01T22:58:00</meta:creation-date>
    <dc:date>2020-02-04T23:45:22.60</dc:date>
    <meta:editing-duration>PT13H16M11S</meta:editing-duration>
    <meta:generator>OpenOffice/4.1.6$Win32 OpenOffice.org_project/416m1$Build-9790</meta:generator>
    <meta:document-statistic meta:table-count="0" meta:image-count="0" meta:object-count="0" meta:page-count="2" meta:paragraph-count="25" meta:word-count="240" meta:character-count="1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